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Pictures/100000010000000B0000000B5422D3F5DCE21F30.gif" manifest:media-type="image/gif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Pictures/2000000E000000DD000000DDECCAD21901BEBEEE.svm" manifest:media-type="image/x-svm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 style:data-style-name="N122"/>
    <style:style style:name="ce5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vp" table:style-name="ta1">
        <table:shapes>
          <draw:frame draw:z-index="0" draw:style-name="gr1" draw:text-style-name="P1" svg:width="9.3736in" svg:height="5.2724in" svg:x="2.0449in" svg:y="0.1236in">
            <draw:object draw:notify-on-update-of-ranges="1vp.A2:1vp.A8 1vp.B1:1vp.B1 1vp.B2:1vp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x </text:p>
          </table:table-cell>
          <table:table-cell table:style-name="Default" office:value-type="string" calcext:value-type="string">
            <text:p>vout</text:p>
          </table:table-cell>
        </table:table-row>
        <table:table-row table:style-name="ro1">
          <table:table-cell table:style-name="ce1" office:value-type="float" office:value="-0.0025" calcext:value-type="float">
            <text:p>-2.50E-03</text:p>
          </table:table-cell>
          <table:table-cell office:value-type="float" office:value="-0.1481" calcext:value-type="float">
            <text:p>-0.1481</text:p>
          </table:table-cell>
        </table:table-row>
        <table:table-row table:style-name="ro1">
          <table:table-cell table:style-name="ce1" office:value-type="float" office:value="-0.002" calcext:value-type="float">
            <text:p>-2.00E-03</text:p>
          </table:table-cell>
          <table:table-cell office:value-type="float" office:value="-0.1192" calcext:value-type="float">
            <text:p>-0.1192</text:p>
          </table:table-cell>
        </table:table-row>
        <table:table-row table:style-name="ro1">
          <table:table-cell table:style-name="ce1" office:value-type="float" office:value="-0.001" calcext:value-type="float">
            <text:p>-1.00E-03</text:p>
          </table:table-cell>
          <table:table-cell office:value-type="float" office:value="-0.0611" calcext:value-type="float">
            <text:p>-0.06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38" calcext:value-type="float">
            <text:p>-0.0038</text:p>
          </table:table-cell>
        </table:table-row>
        <table:table-row table:style-name="ro1">
          <table:table-cell table:style-name="ce1" office:value-type="float" office:value="0.001" calcext:value-type="float">
            <text:p>1.00E-03</text:p>
          </table:table-cell>
          <table:table-cell office:value-type="float" office:value="0.0533" calcext:value-type="float">
            <text:p>0.0533</text:p>
          </table:table-cell>
        </table:table-row>
        <table:table-row table:style-name="ro1">
          <table:table-cell table:style-name="ce1" office:value-type="float" office:value="0.002" calcext:value-type="float">
            <text:p>2.00E-03</text:p>
          </table:table-cell>
          <table:table-cell office:value-type="float" office:value="0.1105" calcext:value-type="float">
            <text:p>0.1105</text:p>
          </table:table-cell>
        </table:table-row>
        <table:table-row table:style-name="ro1">
          <table:table-cell table:style-name="ce1" office:value-type="float" office:value="0.0025" calcext:value-type="float">
            <text:p>2.50E-03</text:p>
          </table:table-cell>
          <table:table-cell office:value-type="float" office:value="0.1388" calcext:value-type="float">
            <text:p>0.1388</text:p>
          </table:table-cell>
        </table:table-row>
        <table:table-row table:style-name="ro1" table:number-rows-repeated="104856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0.943 vp" table:style-name="ta1">
        <table:shapes>
          <draw:frame draw:z-index="0" draw:style-name="gr1" draw:text-style-name="P1" svg:width="10.3591in" svg:height="5.8268in" svg:x="2.739in" svg:y="0.552in">
            <draw:object draw:notify-on-update-of-ranges="'0.943 vp'.A2:'0.943 vp'.A12 '0.943 vp'.B2:'0.943 vp'.B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 </text:p>
          </table:table-cell>
          <table:table-cell office:value-type="string" calcext:value-type="string">
            <text:p>vout</text:p>
          </table:table-cell>
          <table:table-cell table:number-columns-repeated="10"/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0.4148" calcext:value-type="float">
            <text:p>0.4148</text:p>
          </table:table-cell>
          <table:table-cell table:number-columns-repeated="10"/>
        </table:table-row>
        <table:table-row table:style-name="ro1">
          <table:table-cell office:value-type="float" office:value="-2" calcext:value-type="float">
            <text:p>-2.0</text:p>
          </table:table-cell>
          <table:table-cell office:value-type="float" office:value="0.6603" calcext:value-type="float">
            <text:p>0.6603</text:p>
          </table:table-cell>
          <table:table-cell table:number-columns-repeated="10"/>
        </table:table-row>
        <table:table-row table:style-name="ro1">
          <table:table-cell table:formula="of:=[.A3]+0.5" office:value-type="float" office:value="-1.5" calcext:value-type="float">
            <text:p>-1.5</text:p>
          </table:table-cell>
          <table:table-cell office:value-type="float" office:value="0.9081" calcext:value-type="float">
            <text:p>0.9081</text:p>
          </table:table-cell>
          <table:table-cell table:number-columns-repeated="10"/>
        </table:table-row>
        <table:table-row table:style-name="ro1">
          <table:table-cell table:formula="of:=[.A4]+0.5" office:value-type="float" office:value="-1" calcext:value-type="float">
            <text:p>-1.0</text:p>
          </table:table-cell>
          <table:table-cell office:value-type="float" office:value="1.1553" calcext:value-type="float">
            <text:p>1.1553</text:p>
          </table:table-cell>
          <table:table-cell table:number-columns-repeated="10"/>
        </table:table-row>
        <table:table-row table:style-name="ro1">
          <table:table-cell table:formula="of:=[.A5]+0.5" office:value-type="float" office:value="-0.5" calcext:value-type="float">
            <text:p>-0.5</text:p>
          </table:table-cell>
          <table:table-cell office:value-type="float" office:value="1.4025" calcext:value-type="float">
            <text:p>1.4025</text:p>
          </table:table-cell>
          <table:table-cell table:number-columns-repeated="10"/>
        </table:table-row>
        <table:table-row table:style-name="ro1">
          <table:table-cell table:formula="of:=[.A6]+0.5" office:value-type="float" office:value="0" calcext:value-type="float">
            <text:p>0.0</text:p>
          </table:table-cell>
          <table:table-cell office:value-type="float" office:value="1.65" calcext:value-type="float">
            <text:p>1.6500</text:p>
          </table:table-cell>
          <table:table-cell table:number-columns-repeated="10"/>
        </table:table-row>
        <table:table-row table:style-name="ro1">
          <table:table-cell table:formula="of:=[.A7]+0.5" office:value-type="float" office:value="0.5" calcext:value-type="float">
            <text:p>0.5</text:p>
          </table:table-cell>
          <table:table-cell office:value-type="float" office:value="1.8977" calcext:value-type="float">
            <text:p>1.8977</text:p>
          </table:table-cell>
          <table:table-cell table:number-columns-repeated="10"/>
        </table:table-row>
        <table:table-row table:style-name="ro1">
          <table:table-cell table:formula="of:=[.A8]+0.5" office:value-type="float" office:value="1" calcext:value-type="float">
            <text:p>1.0</text:p>
          </table:table-cell>
          <table:table-cell office:value-type="float" office:value="2.1464" calcext:value-type="float">
            <text:p>2.1464</text:p>
          </table:table-cell>
          <table:table-cell table:number-columns-repeated="10"/>
        </table:table-row>
        <table:table-row table:style-name="ro1">
          <table:table-cell table:formula="of:=[.A9]+0.5" office:value-type="float" office:value="1.5" calcext:value-type="float">
            <text:p>1.5</text:p>
          </table:table-cell>
          <table:table-cell office:value-type="float" office:value="2.3967" calcext:value-type="float">
            <text:p>2.3967</text:p>
          </table:table-cell>
          <table:table-cell table:number-columns-repeated="10"/>
        </table:table-row>
        <table:table-row table:style-name="ro1">
          <table:table-cell table:formula="of:=[.A10]+0.5" office:value-type="float" office:value="2" calcext:value-type="float">
            <text:p>2.0</text:p>
          </table:table-cell>
          <table:table-cell office:value-type="float" office:value="2.6472" calcext:value-type="float">
            <text:p>2.6472</text:p>
          </table:table-cell>
          <table:table-cell table:number-columns-repeated="10"/>
        </table:table-row>
        <table:table-row table:style-name="ro1">
          <table:table-cell table:formula="of:=[.A11]+0.5" office:value-type="float" office:value="2.5" calcext:value-type="float">
            <text:p>2.5</text:p>
          </table:table-cell>
          <table:table-cell office:value-type="float" office:value="2.8981" calcext:value-type="float">
            <text:p>2.8981</text:p>
          </table:table-cell>
          <table:table-cell table:number-columns-repeated="10"/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</table:table-row>
        <table:table-row table:style-name="ro1" table:number-rows-repeated="104855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0.945583669668" table:style-name="ta1">
        <table:shapes>
          <draw:frame draw:z-index="0" draw:style-name="gr1" draw:text-style-name="P1" svg:width="8.9378in" svg:height="5.0303in" svg:x="3.7669in" svg:y="0.7008in">
            <draw:object draw:notify-on-update-of-ranges="'0.945583669668'.A2:'0.945583669668'.A13 '0.945583669668'.B2:'0.945583669668'.B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5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 </text:p>
          </table:table-cell>
          <table:table-cell office:value-type="string" calcext:value-type="string">
            <text:p>vout</text:p>
          </table:table-cell>
          <table:table-cell table:number-columns-repeated="2"/>
          <table:table-cell office:value-type="float" office:value="0.945583669668" calcext:value-type="float">
            <text:p>0.945583669668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0.4087" calcext:value-type="float">
            <text:p>0.4087</text:p>
          </table:table-cell>
          <table:table-cell table:number-columns-repeated="2"/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-2" calcext:value-type="float">
            <text:p>-2.0</text:p>
          </table:table-cell>
          <table:table-cell office:value-type="float" office:value="0.6563" calcext:value-type="float">
            <text:p>0.6563</text:p>
          </table:table-cell>
          <table:table-cell table:number-columns-repeated="3"/>
        </table:table-row>
        <table:table-row table:style-name="ro1">
          <table:table-cell table:formula="of:=[.A3]+0.5" office:value-type="float" office:value="-1.5" calcext:value-type="float">
            <text:p>-1.5</text:p>
          </table:table-cell>
          <table:table-cell office:value-type="float" office:value="0.9045" calcext:value-type="float">
            <text:p>0.9045</text:p>
          </table:table-cell>
          <table:table-cell table:number-columns-repeated="3"/>
        </table:table-row>
        <table:table-row table:style-name="ro1">
          <table:table-cell table:formula="of:=[.A4]+0.5" office:value-type="float" office:value="-1" calcext:value-type="float">
            <text:p>-1.0</text:p>
          </table:table-cell>
          <table:table-cell office:value-type="float" office:value="1.153" calcext:value-type="float">
            <text:p>1.1530</text:p>
          </table:table-cell>
          <table:table-cell table:number-columns-repeated="3"/>
        </table:table-row>
        <table:table-row table:style-name="ro1">
          <table:table-cell table:formula="of:=[.A5]+0.5" office:value-type="float" office:value="-0.5" calcext:value-type="float">
            <text:p>-0.5</text:p>
          </table:table-cell>
          <table:table-cell office:value-type="float" office:value="1.4014" calcext:value-type="float">
            <text:p>1.4014</text:p>
          </table:table-cell>
          <table:table-cell table:number-columns-repeated="3"/>
        </table:table-row>
        <table:table-row table:style-name="ro1">
          <table:table-cell table:formula="of:=[.A6]+0.5" office:value-type="float" office:value="0" calcext:value-type="float">
            <text:p>0.0</text:p>
          </table:table-cell>
          <table:table-cell office:value-type="float" office:value="1.6502" calcext:value-type="float">
            <text:p>1.6502</text:p>
          </table:table-cell>
          <table:table-cell table:number-columns-repeated="3"/>
        </table:table-row>
        <table:table-row table:style-name="ro1">
          <table:table-cell table:formula="of:=[.A7]+0.5" office:value-type="float" office:value="0.5" calcext:value-type="float">
            <text:p>0.5</text:p>
          </table:table-cell>
          <table:table-cell office:value-type="float" office:value="1.9002" calcext:value-type="float">
            <text:p>1.9002</text:p>
          </table:table-cell>
          <table:table-cell table:number-columns-repeated="3"/>
        </table:table-row>
        <table:table-row table:style-name="ro1">
          <table:table-cell table:formula="of:=[.A8]+0.5" office:value-type="float" office:value="1" calcext:value-type="float">
            <text:p>1.0</text:p>
          </table:table-cell>
          <table:table-cell office:value-type="float" office:value="2.1492" calcext:value-type="float">
            <text:p>2.1492</text:p>
          </table:table-cell>
          <table:table-cell table:number-columns-repeated="3"/>
        </table:table-row>
        <table:table-row table:style-name="ro1">
          <table:table-cell table:formula="of:=[.A9]+0.5" office:value-type="float" office:value="1.5" calcext:value-type="float">
            <text:p>1.5</text:p>
          </table:table-cell>
          <table:table-cell office:value-type="float" office:value="2.4005" calcext:value-type="float">
            <text:p>2.4005</text:p>
          </table:table-cell>
          <table:table-cell table:number-columns-repeated="3"/>
        </table:table-row>
        <table:table-row table:style-name="ro1">
          <table:table-cell table:formula="of:=[.A10]+0.5" office:value-type="float" office:value="2" calcext:value-type="float">
            <text:p>2.0</text:p>
          </table:table-cell>
          <table:table-cell office:value-type="float" office:value="2.6528" calcext:value-type="float">
            <text:p>2.6528</text:p>
          </table:table-cell>
          <table:table-cell table:number-columns-repeated="3"/>
        </table:table-row>
        <table:table-row table:style-name="ro1">
          <table:table-cell table:formula="of:=[.A11]+0.5" office:value-type="float" office:value="2.5" calcext:value-type="float">
            <text:p>2.5</text:p>
          </table:table-cell>
          <table:table-cell office:value-type="float" office:value="2.905" calcext:value-type="float">
            <text:p>2.9050</text:p>
          </table:table-cell>
          <table:table-cell table:number-columns-repeated="3"/>
        </table:table-row>
      </table:table>
      <table:table table:name="Sheet4" table:style-name="ta1">
        <table:shapes>
          <draw:frame draw:z-index="0" draw:style-name="gr1" draw:text-style-name="P1" svg:width="14.2114in" svg:height="7.2886in" svg:x="2.5256in" svg:y="0.8575in">
            <draw:object draw:notify-on-update-of-ranges="Sheet4.A2:Sheet4.A12 Sheet4.B2:Sheet4.B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5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 </text:p>
          </table:table-cell>
          <table:table-cell office:value-type="string" calcext:value-type="string">
            <text:p>vout</text:p>
          </table:table-cell>
          <table:table-cell table:number-columns-repeated="3"/>
          <table:table-cell office:value-type="float" office:value="0.945583669668" calcext:value-type="float">
            <text:p>0.945583669668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0.4106" calcext:value-type="float">
            <text:p>0.4106</text:p>
          </table:table-cell>
          <table:table-cell table:number-columns-repeated="3"/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-2" calcext:value-type="float">
            <text:p>-2.0</text:p>
          </table:table-cell>
          <table:table-cell office:value-type="float" office:value="0.6579" calcext:value-type="float">
            <text:p>0.6579</text:p>
          </table:table-cell>
          <table:table-cell table:number-columns-repeated="4"/>
        </table:table-row>
        <table:table-row table:style-name="ro1">
          <table:table-cell table:formula="of:=[.A3]+0.5" office:value-type="float" office:value="-1.5" calcext:value-type="float">
            <text:p>-1.5</text:p>
          </table:table-cell>
          <table:table-cell office:value-type="float" office:value="0.9063" calcext:value-type="float">
            <text:p>0.9063</text:p>
          </table:table-cell>
          <table:table-cell table:number-columns-repeated="4"/>
        </table:table-row>
        <table:table-row table:style-name="ro1">
          <table:table-cell table:formula="of:=[.A4]+0.5" office:value-type="float" office:value="-1" calcext:value-type="float">
            <text:p>-1.0</text:p>
          </table:table-cell>
          <table:table-cell office:value-type="float" office:value="1.1545" calcext:value-type="float">
            <text:p>1.1545</text:p>
          </table:table-cell>
          <table:table-cell table:number-columns-repeated="4"/>
        </table:table-row>
        <table:table-row table:style-name="ro1">
          <table:table-cell table:formula="of:=[.A5]+0.5" office:value-type="float" office:value="-0.5" calcext:value-type="float">
            <text:p>-0.5</text:p>
          </table:table-cell>
          <table:table-cell office:value-type="float" office:value="1.4016" calcext:value-type="float">
            <text:p>1.4016</text:p>
          </table:table-cell>
          <table:table-cell table:number-columns-repeated="4"/>
        </table:table-row>
        <table:table-row table:style-name="ro1">
          <table:table-cell table:formula="of:=[.A6]+0.5" office:value-type="float" office:value="0" calcext:value-type="float">
            <text:p>0.0</text:p>
          </table:table-cell>
          <table:table-cell office:value-type="float" office:value="1.6514" calcext:value-type="float">
            <text:p>1.6514</text:p>
          </table:table-cell>
          <table:table-cell table:number-columns-repeated="4"/>
        </table:table-row>
        <table:table-row table:style-name="ro1">
          <table:table-cell table:formula="of:=[.A7]+0.5" office:value-type="float" office:value="0.5" calcext:value-type="float">
            <text:p>0.5</text:p>
          </table:table-cell>
          <table:table-cell office:value-type="float" office:value="1.9" calcext:value-type="float">
            <text:p>1.9000</text:p>
          </table:table-cell>
          <table:table-cell table:number-columns-repeated="4"/>
        </table:table-row>
        <table:table-row table:style-name="ro1">
          <table:table-cell table:formula="of:=[.A8]+0.5" office:value-type="float" office:value="1" calcext:value-type="float">
            <text:p>1.0</text:p>
          </table:table-cell>
          <table:table-cell office:value-type="float" office:value="2.1494" calcext:value-type="float">
            <text:p>2.1494</text:p>
          </table:table-cell>
          <table:table-cell table:number-columns-repeated="4"/>
        </table:table-row>
        <table:table-row table:style-name="ro1">
          <table:table-cell table:formula="of:=[.A9]+0.5" office:value-type="float" office:value="1.5" calcext:value-type="float">
            <text:p>1.5</text:p>
          </table:table-cell>
          <table:table-cell office:value-type="float" office:value="2.4007" calcext:value-type="float">
            <text:p>2.4007</text:p>
          </table:table-cell>
          <table:table-cell table:number-columns-repeated="4"/>
        </table:table-row>
        <table:table-row table:style-name="ro1">
          <table:table-cell table:formula="of:=[.A10]+0.5" office:value-type="float" office:value="2" calcext:value-type="float">
            <text:p>2.0</text:p>
          </table:table-cell>
          <table:table-cell office:value-type="float" office:value="2.6528" calcext:value-type="float">
            <text:p>2.6528</text:p>
          </table:table-cell>
          <table:table-cell table:number-columns-repeated="4"/>
        </table:table-row>
        <table:table-row table:style-name="ro1">
          <table:table-cell table:formula="of:=[.A11]+0.5" office:value-type="float" office:value="2.5" calcext:value-type="float">
            <text:p>2.5</text:p>
          </table:table-cell>
          <table:table-cell office:value-type="float" office:value="2.9047" calcext:value-type="float">
            <text:p>2.9047</text:p>
          </table:table-cell>
          <table:table-cell table:number-columns-repeated="4"/>
        </table:table-row>
      </table:table>
      <table:table table:name="calib" table:style-name="ta1">
        <table:shapes>
          <draw:frame draw:z-index="0" draw:style-name="gr1" draw:text-style-name="P1" svg:width="13.6323in" svg:height="7.6677in" svg:x="5.8752in" svg:y="0.6976in">
            <draw:object draw:notify-on-update-of-ranges="calib.B2:calib.B12 calib.C1:calib.C1 calib.C2:calib.C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vout</text:p>
          </table:table-cell>
          <table:table-cell office:value-type="string" calcext:value-type="string">
            <text:p>x </text:p>
          </table:table-cell>
          <table:table-cell table:number-columns-repeated="2"/>
          <table:table-cell office:value-type="float" office:value="0.945583669668" calcext:value-type="float">
            <text:p>0.945583669668</text:p>
          </table:table-cell>
        </table:table-row>
        <table:table-row table:style-name="ro1">
          <table:table-cell/>
          <table:table-cell office:value-type="float" office:value="0.4096" calcext:value-type="float">
            <text:p>0.4096</text:p>
          </table:table-cell>
          <table:table-cell office:value-type="float" office:value="-2.5" calcext:value-type="float">
            <text:p>-2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572" calcext:value-type="float">
            <text:p>0.6572</text:p>
          </table:table-cell>
          <table:table-cell office:value-type="float" office:value="-2" calcext:value-type="float">
            <text:p>-2.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053" calcext:value-type="float">
            <text:p>0.9053</text:p>
          </table:table-cell>
          <table:table-cell table:formula="of:=[.C3]+0.5" office:value-type="float" office:value="-1.5" calcext:value-type="float">
            <text:p>-1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543" calcext:value-type="float">
            <text:p>1.1543</text:p>
          </table:table-cell>
          <table:table-cell table:formula="of:=[.C4]+0.5" office:value-type="float" office:value="-1" calcext:value-type="float">
            <text:p>-1.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027" calcext:value-type="float">
            <text:p>1.4027</text:p>
          </table:table-cell>
          <table:table-cell table:formula="of:=[.C5]+0.5" office:value-type="float" office:value="-0.5" calcext:value-type="float">
            <text:p>-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6508" calcext:value-type="float">
            <text:p>1.6508</text:p>
          </table:table-cell>
          <table:table-cell table:formula="of:=[.C6]+0.5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9001" calcext:value-type="float">
            <text:p>1.9001</text:p>
          </table:table-cell>
          <table:table-cell table:formula="of:=[.C7]+0.5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1498" calcext:value-type="float">
            <text:p>2.1498</text:p>
          </table:table-cell>
          <table:table-cell table:formula="of:=[.C8]+0.5"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4018" calcext:value-type="float">
            <text:p>2.4018</text:p>
          </table:table-cell>
          <table:table-cell table:formula="of:=[.C9]+0.5"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6544" calcext:value-type="float">
            <text:p>2.6544</text:p>
          </table:table-cell>
          <table:table-cell table:formula="of:=[.C10]+0.5"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9065" calcext:value-type="float">
            <text:p>2.9065</text:p>
          </table:table-cell>
          <table:table-cell table:formula="of:=[.C11]+0.5" office:value-type="float" office:value="2.5" calcext:value-type="float">
            <text:p>2.5</text:p>
          </table:table-cell>
          <table:table-cell table:number-columns-repeated="3"/>
        </table:table-row>
      </table:table>
      <table:table table:name="Sheet6" table:style-name="ta1">
        <table:shapes>
          <draw:frame draw:z-index="0" draw:style-name="gr1" draw:text-style-name="P1" svg:width="12.8059in" svg:height="7.2031in" svg:x="3.1508in" svg:y="0.2693in">
            <draw:object draw:notify-on-update-of-ranges="Sheet6.B3:Sheet6.B3 Sheet6.B4:Sheet6.B14 Sheet6.C3:Sheet6.C3 Sheet6.C4:Sheet6.C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x </text:p>
          </table:table-cell>
          <table:table-cell table:style-name="ce2" office:value-type="string" calcext:value-type="string">
            <text:p>vout</text:p>
          </table:table-cell>
        </table:table-row>
        <table:table-row table:style-name="ro1">
          <table:table-cell/>
          <table:table-cell table:style-name="ce5" office:value-type="float" office:value="-2.5" calcext:value-type="float">
            <text:p>-2.5</text:p>
          </table:table-cell>
          <table:table-cell table:style-name="ce2" office:value-type="float" office:value="0.4096" calcext:value-type="float">
            <text:p>0.4096</text:p>
          </table:table-cell>
        </table:table-row>
        <table:table-row table:style-name="ro1">
          <table:table-cell/>
          <table:table-cell table:style-name="ce5" office:value-type="float" office:value="-2" calcext:value-type="float">
            <text:p>-2.0</text:p>
          </table:table-cell>
          <table:table-cell table:style-name="ce2" office:value-type="float" office:value="0.6572" calcext:value-type="float">
            <text:p>0.6572</text:p>
          </table:table-cell>
        </table:table-row>
        <table:table-row table:style-name="ro1">
          <table:table-cell/>
          <table:table-cell table:style-name="ce5" table:formula="of:=[.B5]+0.5" office:value-type="float" office:value="-1.5" calcext:value-type="float">
            <text:p>-1.5</text:p>
          </table:table-cell>
          <table:table-cell table:style-name="ce2" office:value-type="float" office:value="0.9053" calcext:value-type="float">
            <text:p>0.9053</text:p>
          </table:table-cell>
        </table:table-row>
        <table:table-row table:style-name="ro1">
          <table:table-cell/>
          <table:table-cell table:style-name="ce5" table:formula="of:=[.B6]+0.5" office:value-type="float" office:value="-1" calcext:value-type="float">
            <text:p>-1.0</text:p>
          </table:table-cell>
          <table:table-cell table:style-name="ce2" office:value-type="float" office:value="1.1543" calcext:value-type="float">
            <text:p>1.1543</text:p>
          </table:table-cell>
        </table:table-row>
        <table:table-row table:style-name="ro1">
          <table:table-cell/>
          <table:table-cell table:style-name="ce5" table:formula="of:=[.B7]+0.5" office:value-type="float" office:value="-0.5" calcext:value-type="float">
            <text:p>-0.5</text:p>
          </table:table-cell>
          <table:table-cell table:style-name="ce2" office:value-type="float" office:value="1.4027" calcext:value-type="float">
            <text:p>1.4027</text:p>
          </table:table-cell>
        </table:table-row>
        <table:table-row table:style-name="ro1">
          <table:table-cell/>
          <table:table-cell table:style-name="ce5" table:formula="of:=[.B8]+0.5" office:value-type="float" office:value="0" calcext:value-type="float">
            <text:p>0.0</text:p>
          </table:table-cell>
          <table:table-cell table:style-name="ce2" office:value-type="float" office:value="1.6508" calcext:value-type="float">
            <text:p>1.6508</text:p>
          </table:table-cell>
        </table:table-row>
        <table:table-row table:style-name="ro1">
          <table:table-cell/>
          <table:table-cell table:style-name="ce5" table:formula="of:=[.B9]+0.5" office:value-type="float" office:value="0.5" calcext:value-type="float">
            <text:p>0.5</text:p>
          </table:table-cell>
          <table:table-cell table:style-name="ce2" office:value-type="float" office:value="1.9001" calcext:value-type="float">
            <text:p>1.9001</text:p>
          </table:table-cell>
        </table:table-row>
        <table:table-row table:style-name="ro1">
          <table:table-cell/>
          <table:table-cell table:style-name="ce5" table:formula="of:=[.B10]+0.5" office:value-type="float" office:value="1" calcext:value-type="float">
            <text:p>1.0</text:p>
          </table:table-cell>
          <table:table-cell table:style-name="ce2" office:value-type="float" office:value="2.1498" calcext:value-type="float">
            <text:p>2.1498</text:p>
          </table:table-cell>
        </table:table-row>
        <table:table-row table:style-name="ro1">
          <table:table-cell/>
          <table:table-cell table:style-name="ce5" table:formula="of:=[.B11]+0.5" office:value-type="float" office:value="1.5" calcext:value-type="float">
            <text:p>1.5</text:p>
          </table:table-cell>
          <table:table-cell table:style-name="ce2" office:value-type="float" office:value="2.4018" calcext:value-type="float">
            <text:p>2.4018</text:p>
          </table:table-cell>
        </table:table-row>
        <table:table-row table:style-name="ro1">
          <table:table-cell/>
          <table:table-cell table:style-name="ce5" table:formula="of:=[.B12]+0.5" office:value-type="float" office:value="2" calcext:value-type="float">
            <text:p>2.0</text:p>
          </table:table-cell>
          <table:table-cell table:style-name="ce2" office:value-type="float" office:value="2.6544" calcext:value-type="float">
            <text:p>2.6544</text:p>
          </table:table-cell>
        </table:table-row>
        <table:table-row table:style-name="ro1">
          <table:table-cell/>
          <table:table-cell table:style-name="ce5" table:formula="of:=[.B13]+0.5" office:value-type="float" office:value="2.5" calcext:value-type="float">
            <text:p>2.5</text:p>
          </table:table-cell>
          <table:table-cell table:style-name="ce2" office:value-type="float" office:value="2.9065" calcext:value-type="float">
            <text:p>2.9065</text:p>
          </table:table-cell>
        </table:table-row>
        <table:table-row table:style-name="ro1" table:number-rows-repeated="16">
          <table:table-cell table:number-columns-repeated="3"/>
        </table:table-row>
        <table:table-row table:style-name="ro1">
          <table:table-cell/>
          <table:table-cell office:value-type="float" office:value="-3.33645" calcext:value-type="float">
            <text:p>-3.33645</text:p>
          </table:table-cell>
          <table:table-cell/>
        </table:table-row>
      </table:table>
      <table:named-expressions/>
      <table:database-ranges>
        <table:database-range table:name="__Anonymous_Sheet_DB__0" table:target-range-address="1vp.A1:1vp.B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6:57:51.477163456</meta:creation-date>
    <dc:date>2024-06-24T21:53:31.031974735</dc:date>
    <meta:editing-duration>PT24M1S</meta:editing-duration>
    <meta:editing-cycles>4</meta:editing-cycles>
    <meta:generator>LibreOffice/7.3.7.2$Linux_X86_64 LibreOffice_project/30$Build-2</meta:generator>
    <meta:document-statistic meta:table-count="6" meta:cell-count="143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abel-arrangement="side-by-sid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000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81cm" svg:height="13.393cm" xlink:href=".." xlink:type="simple" chart:class="chart:scatter" chart:style-name="ch1">
        <chart:title svg:x="11.398cm" svg:y="0.403cm" chart:style-name="ch2">
          <text:p>Title</text:p>
        </chart:title>
        <chart:legend chart:legend-position="end" svg:x="20.561cm" svg:y="6.148cm" style:legend-expansion="high" chart:style-name="ch3"/>
        <chart:plot-area chart:style-name="ch4" table:cell-range-address="1vp.A2:1vp.B8 1vp.B1:1vp.B1" chart:data-source-has-labels="row" svg:x="1.487cm" svg:y="1.449cm" svg:width="18.598cm" svg:height="10.696cm">
          <chart:coordinate-region svg:x="2.228cm" svg:y="1.648cm" svg:width="17.167cm" svg:height="10.298cm"/>
          <chart:axis chart:dimension="x" chart:name="primary-x" chart:style-name="ch5">
            <chart:title svg:x="9.393cm" svg:y="12.412cm" chart:style-name="ch6">
              <text:p>displacement x [m]</text:p>
            </chart:title>
          </chart:axis>
          <chart:axis chart:dimension="y" chart:name="primary-y" chart:style-name="ch7">
            <chart:title svg:x="0.451cm" svg:y="7.41cm" chart:style-name="ch8">
              <text:p>Vout [V]</text:p>
            </chart:title>
            <chart:grid chart:style-name="ch9" chart:class="major"/>
          </chart:axis>
          <chart:series chart:style-name="ch10" chart:values-cell-range-address="1vp.B2:1vp.B8" chart:label-cell-address="1vp.B1:1vp.B1" chart:class="chart:scatter">
            <chart:domain table:cell-range-address="1vp.A2:1vp.A8"/>
            <chart:regression-curve chart:style-name="ch11">
              <chart:equation chart:display-equation="true" chart:display-r-square="true" svg:x="2.375cm" svg:y="2.95cm"/>
            </chart:regression-curve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ut</text:p>
                <draw:g>
                  <svg:desc>1vp.B1:1vp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25">
                <text:p>-0.0025</text:p>
                <draw:g>
                  <svg:desc>1vp.A2:1vp.A8</svg:desc>
                </draw:g>
              </table:table-cell>
              <table:table-cell office:value-type="float" office:value="-0.1481">
                <text:p>-0.1481</text:p>
                <draw:g>
                  <svg:desc>1vp.B2:1vp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2">
                <text:p>-0.002</text:p>
              </table:table-cell>
              <table:table-cell office:value-type="float" office:value="-0.1192">
                <text:p>-0.1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1">
                <text:p>-0.001</text:p>
              </table:table-cell>
              <table:table-cell office:value-type="float" office:value="-0.0611">
                <text:p>-0.06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0.0038">
                <text:p>-0.00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">
                <text:p>0.001</text:p>
              </table:table-cell>
              <table:table-cell office:value-type="float" office:value="0.0533">
                <text:p>0.05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">
                <text:p>0.002</text:p>
              </table:table-cell>
              <table:table-cell office:value-type="float" office:value="0.1105">
                <text:p>0.1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5">
                <text:p>0.0025</text:p>
              </table:table-cell>
              <table:table-cell office:value-type="float" office:value="0.1388">
                <text:p>0.13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4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24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313cm" svg:height="14.801cm" xlink:href=".." xlink:type="simple" chart:class="chart:scatter" chart:style-name="ch1">
        <chart:legend chart:legend-position="end" svg:x="22.217cm" svg:y="6.852cm" style:legend-expansion="high" chart:style-name="ch2"/>
        <chart:plot-area chart:style-name="ch3" table:cell-range-address="'0.943 vp'.A2:'0.943 vp'.B12" svg:x="0.488cm" svg:y="0.424cm" svg:width="18.18cm" svg:height="13.661cm">
          <chart:coordinate-region svg:x="0.779cm" svg:y="0.624cm" svg:width="17.649cm" svg:height="12.81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0.943 vp'.B2:'0.943 vp'.B12" chart:class="chart:scatter">
            <chart:domain table:cell-range-address="'0.943 vp'.A2:'0.943 vp'.A12"/>
            <chart:regression-curve chart:style-name="ch8">
              <chart:equation chart:display-equation="true" chart:display-r-square="true" svg:x="1.324cm" svg:y="1.086cm"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5">
                <text:p>-2.5</text:p>
                <draw:g>
                  <svg:desc>'0.943 vp'.A2:'0.943 vp'.A12</svg:desc>
                </draw:g>
              </table:table-cell>
              <table:table-cell office:value-type="float" office:value="0.4148">
                <text:p>0.4148</text:p>
                <draw:g>
                  <svg:desc>'0.943 vp'.B2:'0.943 vp'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0.6603">
                <text:p>0.6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5">
                <text:p>-1.5</text:p>
              </table:table-cell>
              <table:table-cell office:value-type="float" office:value="0.9081">
                <text:p>0.90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1.1553">
                <text:p>1.15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5">
                <text:p>-0.5</text:p>
              </table:table-cell>
              <table:table-cell office:value-type="float" office:value="1.4025">
                <text:p>1.4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1.8977">
                <text:p>1.89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.1464">
                <text:p>2.14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2.3967">
                <text:p>2.39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.6472">
                <text:p>2.64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2.8981">
                <text:p>2.89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4">
      <number:number number:decimal-places="1" number:min-decimal-places="1" number:min-integer-digits="1"/>
    </number:number-style>
    <style:style style:name="ch1" style:family="chart">
      <style:graphic-properties draw:stroke="none" draw:opacity="0%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2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703cm" svg:height="12.778cm" xlink:href=".." xlink:type="simple" chart:class="chart:scatter" chart:style-name="ch1">
        <chart:title svg:x="10.259cm" svg:y="2.217cm" chart:style-name="ch2">
          <text:p>mm x V</text:p>
        </chart:title>
        <chart:legend chart:legend-position="end" svg:x="18.607cm" svg:y="5.841cm" style:legend-expansion="high" chart:style-name="ch3"/>
        <chart:plot-area chart:style-name="ch4" table:cell-range-address="'0.945583669668'.A2:'0.945583669668'.B13" svg:x="0.886cm" svg:y="1.969cm" svg:width="18.361cm" svg:height="10.356cm">
          <chart:coordinate-region svg:x="1.177cm" svg:y="2.168cm" svg:width="17.83cm" svg:height="9.5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0.945583669668'.B2:'0.945583669668'.B13" chart:class="chart:scatter">
            <chart:domain table:cell-range-address="'0.945583669668'.A2:'0.945583669668'.A13"/>
            <chart:regression-curve chart:style-name="ch9">
              <chart:equation chart:display-equation="true" chart:display-r-square="true" svg:x="1.22cm" svg:y="0.6cm"/>
            </chart:regression-curve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5">
                <text:p>-2.5</text:p>
                <draw:g>
                  <svg:desc>'0.945583669668'.A2:'0.945583669668'.A13</svg:desc>
                </draw:g>
              </table:table-cell>
              <table:table-cell office:value-type="float" office:value="0.4087">
                <text:p>0.4087</text:p>
                <draw:g>
                  <svg:desc>'0.945583669668'.B2:'0.945583669668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0.6563">
                <text:p>0.6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5">
                <text:p>-1.5</text:p>
              </table:table-cell>
              <table:table-cell office:value-type="float" office:value="0.9045">
                <text:p>0.9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1.153">
                <text:p>1.1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5">
                <text:p>-0.5</text:p>
              </table:table-cell>
              <table:table-cell office:value-type="float" office:value="1.4014">
                <text:p>1.40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.6502">
                <text:p>1.65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1.9002">
                <text:p>1.9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.1492">
                <text:p>2.14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2.4005">
                <text:p>2.4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.6528">
                <text:p>2.65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2.905">
                <text:p>2.9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4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true" chart:regression-intercept-value="1.65" chart:regression-period="2" loext:regression-extrapolate-forward="0" loext:regression-extrapolate-backward="0" chart:regression-type="linear"/>
      <style:graphic-properties svg:stroke-color="#ff400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098cm" svg:height="18.514cm" xlink:href=".." xlink:type="simple" chart:class="chart:scatter" chart:style-name="ch1">
        <chart:legend chart:legend-position="end" svg:x="32.002cm" svg:y="8.709cm" style:legend-expansion="high" chart:style-name="ch2"/>
        <chart:plot-area chart:style-name="ch3" table:cell-range-address="Sheet4.A2:Sheet4.B12" svg:x="0.721cm" svg:y="0.37cm" svg:width="30.56cm" svg:height="17.774cm">
          <chart:coordinate-region svg:x="1.012cm" svg:y="0.57cm" svg:width="30.029cm" svg:height="16.9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B2:Sheet4.B12" chart:class="chart:scatter">
            <chart:domain table:cell-range-address="Sheet4.A2:Sheet4.A12"/>
            <chart:regression-curve chart:style-name="ch8">
              <chart:equation chart:display-equation="true" chart:display-r-square="true" svg:x="1.633cm" svg:y="3.455cm"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5">
                <text:p>-2.5</text:p>
                <draw:g>
                  <svg:desc>Sheet4.A2:Sheet4.A12</svg:desc>
                </draw:g>
              </table:table-cell>
              <table:table-cell office:value-type="float" office:value="0.4106">
                <text:p>0.4106</text:p>
                <draw:g>
                  <svg:desc>Sheet4.B2:Sheet4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0.6579">
                <text:p>0.65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5">
                <text:p>-1.5</text:p>
              </table:table-cell>
              <table:table-cell office:value-type="float" office:value="0.9063">
                <text:p>0.90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1.1545">
                <text:p>1.1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5">
                <text:p>-0.5</text:p>
              </table:table-cell>
              <table:table-cell office:value-type="float" office:value="1.4016">
                <text:p>1.4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.6514">
                <text:p>1.6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.1494">
                <text:p>2.1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2.4007">
                <text:p>2.40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.6528">
                <text:p>2.65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2.9047">
                <text:p>2.90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4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ECCAD21901BEBEEE.svm"/>
      </style:chart-properties>
    </style:style>
    <style:style style:name="ch4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25cm" svg:stroke-color="#004586" svg:stroke-opacity="50%" draw:fill-color="#004586" draw:opacity="50%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true" chart:regression-intercept-value="-3.33645" chart:regression-period="2" loext:regression-extrapolate-forward="0" loext:regression-extrapolate-backward="0" chart:regression-type="linear"/>
      <style:graphic-properties svg:stroke-color="#ff800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627cm" svg:height="19.477cm" xlink:href=".." xlink:type="simple" chart:class="chart:scatter" chart:style-name="ch1">
        <chart:legend chart:legend-position="end" svg:x="31.748cm" svg:y="9.19cm" style:legend-expansion="high" chart:style-name="ch2"/>
        <chart:plot-area chart:style-name="ch3" table:cell-range-address="calib.B2:calib.C12 calib.C1:calib.C1" chart:data-source-has-labels="row" svg:x="0.692cm" svg:y="0.389cm" svg:width="30.364cm" svg:height="18.699cm">
          <chart:coordinate-region svg:x="1.525cm" svg:y="0.588cm" svg:width="29.013cm" svg:height="18.3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lib.C2:calib.C12" chart:label-cell-address="calib.C1:calib.C1" chart:class="chart:scatter">
            <chart:domain table:cell-range-address="calib.B2:calib.B12"/>
            <chart:regression-curve chart:style-name="ch8">
              <chart:equation chart:display-equation="true" chart:display-r-square="true" svg:x="2.586cm" svg:y="1.597cm"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x </text:p>
                <draw:g>
                  <svg:desc>calib.C1:calib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096">
                <text:p>0.4096</text:p>
                <draw:g>
                  <svg:desc>calib.B2:calib.B12</svg:desc>
                </draw:g>
              </table:table-cell>
              <table:table-cell office:value-type="float" office:value="-2.5">
                <text:p>-2.5</text:p>
                <draw:g>
                  <svg:desc>calib.C2:calib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72">
                <text:p>0.657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53">
                <text:p>0.905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543">
                <text:p>1.15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027">
                <text:p>1.402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508">
                <text:p>1.6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001">
                <text:p>1.900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498">
                <text:p>2.14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4018">
                <text:p>2.401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6544">
                <text:p>2.65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065">
                <text:p>2.9065</text:p>
              </table:table-cell>
              <table:table-cell office:value-type="float" office:value="2.5">
                <text:p>2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4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0010000000B0000000B5422D3F5DCE21F30.gif"/>
      </style:chart-properties>
    </style:style>
    <style:style style:name="ch4" style:family="chart" style:data-style-name="N124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1cm" chart:symbol-height="0.1cm" chart:link-data-style-to-source="true">
        <chart:symbol-image xlink:href="Pictures/100000010000000B0000000B5422D3F5DCE21F30.gif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true" chart:regression-intercept-value="1.65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528cm" svg:height="18.297cm" xlink:href=".." xlink:type="simple" chart:class="chart:scatter" chart:style-name="ch1">
        <chart:legend chart:legend-position="end" svg:x="28.512cm" svg:y="8.6cm" style:legend-expansion="high" chart:style-name="ch2"/>
        <chart:plot-area chart:style-name="ch3" table:cell-range-address="Sheet6.B3:Sheet6.C14" chart:data-source-has-labels="row" svg:x="0.65cm" svg:y="0.365cm" svg:width="27.212cm" svg:height="17.567cm">
          <chart:coordinate-region svg:x="0.941cm" svg:y="0.564cm" svg:width="26.681cm" svg:height="16.7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6.C4:Sheet6.C14" chart:label-cell-address="Sheet6.C3:Sheet6.C3" chart:class="chart:scatter">
            <chart:domain table:cell-range-address="Sheet6.B4:Sheet6.B14"/>
            <chart:regression-curve chart:style-name="ch8">
              <chart:equation chart:display-equation="true" chart:display-r-square="true"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out</text:p>
                <draw:g>
                  <svg:desc>Sheet6.C3:Sheet6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5">
                <text:p>-2.5</text:p>
                <draw:g>
                  <svg:desc>Sheet6.B4:Sheet6.B14</svg:desc>
                </draw:g>
              </table:table-cell>
              <table:table-cell office:value-type="float" office:value="0.4096">
                <text:p>0.4096</text:p>
                <draw:g>
                  <svg:desc>Sheet6.C4:Sheet6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0.6572">
                <text:p>0.6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5">
                <text:p>-1.5</text:p>
              </table:table-cell>
              <table:table-cell office:value-type="float" office:value="0.9053">
                <text:p>0.90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1.1543">
                <text:p>1.15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5">
                <text:p>-0.5</text:p>
              </table:table-cell>
              <table:table-cell office:value-type="float" office:value="1.4027">
                <text:p>1.40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.6508">
                <text:p>1.65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1.9001">
                <text:p>1.9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.1498">
                <text:p>2.14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2.4018">
                <text:p>2.40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.6544">
                <text:p>2.65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2.9065">
                <text:p>2.906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